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vel Orde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engalur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Kuk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Gokar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ysur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adiker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hikmagalu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Hamp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dagamandal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Koch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Allepe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Puducher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Go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Aurangab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Nashi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Sura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Vadoda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Delh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Manal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Kaso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Manikar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Bir Billi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McLeodganj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Dharamshal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Mala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ishikes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Jaipu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Jaisalm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lengana</text:p>
          </table:table-cell>
          <table:table-cell office:value-type="string" calcext:value-type="string">
            <text:p>Hyderaba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Dehradu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Sankri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Duba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bu Dhab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uthath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ulk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oimbato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na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Kodaikan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ahabalipura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adurai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Nagercoi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Kanyakumar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Kozhikod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Varkal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Chadayamangal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hiruvunanthapura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Chandigar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Waga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Govindgha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Ganghari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Valley of Flower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Hemkund sahi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Khandal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Lonaval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anguluru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dupi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Kundapu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urudeshwa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anipa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Belu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Gandikot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Vijayawad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Vishakapatna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Tirupati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Pushka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Jodhpu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daipu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Wayana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Kalas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elu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dakh</text:p>
          </table:table-cell>
          <table:table-cell office:value-type="string" calcext:value-type="string">
            <text:p>Leh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dakh</text:p>
          </table:table-cell>
          <table:table-cell office:value-type="string" calcext:value-type="string">
            <text:p>Diski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dakh</text:p>
          </table:table-cell>
          <table:table-cell office:value-type="string" calcext:value-type="string">
            <text:p>Hunda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dakh</text:p>
          </table:table-cell>
          <table:table-cell office:value-type="string" calcext:value-type="string">
            <text:p>Pangon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dakh</text:p>
          </table:table-cell>
          <table:table-cell office:value-type="string" calcext:value-type="string">
            <text:p>Hemi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dakh</text:p>
          </table:table-cell>
          <table:table-cell office:value-type="string" calcext:value-type="string">
            <text:p>Nimmu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Guruvayu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Srinanaga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Sonamar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 Great Lake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Varanasi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Sarnat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Prayagraj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Lucknow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hikkabalapu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Bhubaneshwa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Konar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Pur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Chilik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Shillon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Sohr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Dawk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daman and Nicobar</text:p>
          </table:table-cell>
          <table:table-cell office:value-type="string" calcext:value-type="string">
            <text:p>Portblai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daman and Nicobar</text:p>
          </table:table-cell>
          <table:table-cell office:value-type="string" calcext:value-type="string">
            <text:p>Swarajdeep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daman and Nicobar</text:p>
          </table:table-cell>
          <table:table-cell office:value-type="string" calcext:value-type="string">
            <text:p>Shaheedwee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Bangko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Pattay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Phuke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Shivamogg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hadravat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Yuksu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Siliguri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umku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oddabalpu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Akol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Gauhat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Itanaga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Zir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Agumb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Dimapu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Kohim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Kisam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Dzulek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Dzukou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Khonom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gartal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Bodhgay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Jamshedpu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Impha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Aizaw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Banikhe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Dalhousi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Khajjia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arayana</text:p>
          </table:table-cell>
          <table:table-cell office:value-type="string" calcext:value-type="string">
            <text:p>Gurugra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Jabalpu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Khajurah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Raipu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onoo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Irandadi</text:p>
          </table:table-cell>
        </table:table-row>
      </table:table>
      <table:named-expressions/>
      <table:database-ranges>
        <table:database-range table:name="__Anonymous_Sheet_DB__0" table:target-range-address="Sheet1.A1:Sheet1.E1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 style:data-style-name="N2" text:time-value="11:18:09.3883917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2T18:30:03.241318184</meta:creation-date>
    <meta:editing-duration>PT2H3M</meta:editing-duration>
    <meta:editing-cycles>9</meta:editing-cycles>
    <meta:generator>LibreOffice/25.8.5.2$Linux_X86_64 LibreOffice_project/580$Build-2</meta:generator>
    <dc:date>2026-03-29T11:18:14.906577054</dc:date>
    <meta:document-statistic meta:table-count="1" meta:cell-count="690" meta:object-count="0"/>
  </office:meta>
</office:document-meta>
</file>